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Messages.msgEvalException( String expr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Messages.msgInternal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Messages.msgRValueMultipleNodesSelected( String 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Messages.msgEmpty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Messages.msgInvalid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Messages.msgLiteralContainsMultipleEI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Messages.msgLiteralMustContainTIIorE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Messages.msgLiteralContainsMixe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Messages.msgInvalid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Messages.msgRValueNoNodesSelected( String 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